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3.4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urn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fi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ckax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oden Do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w Ir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oden Flo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oden W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b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s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d coa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bbit coa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</table:table>
      <table:table table:name="Building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urna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fi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oden Do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oden Flo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oden W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b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st</text:p>
          </table:table-cell>
        </table:table-row>
      </table:table>
      <table:table table:name="Obstacles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m ID?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f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oden Do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ooden Flo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oden Wa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oneNod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rossbo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00-00-00</text:date>, <text:time style:data-style-name="N2" text:time-value="13:57:01.500302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9:47:45.442517100</meta:creation-date>
    <dc:date>2025-12-13T13:57:18.335372200</dc:date>
    <meta:editing-duration>PT8M9S</meta:editing-duration>
    <meta:editing-cycles>9</meta:editing-cycles>
    <meta:generator>LibreOffice/25.2.7.2$Windows_X86_64 LibreOffice_project/5cbfd1ab6520636bb5f7b99185aa69bd7456825d</meta:generator>
    <meta:document-statistic meta:table-count="3" meta:cell-count="101" meta:object-count="0"/>
  </office:meta>
</office:document-meta>
</file>